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931cm" fo:min-width="1.285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horizontal-align="left" draw:auto-grow-height="true" draw:auto-grow-width="true" fo:min-height="1.365cm" fo:min-width="2.715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ffffcc" draw:textarea-horizontal-align="justify" draw:textarea-vertical-align="middle" draw:auto-grow-height="false" fo:min-height="0.253cm" fo:min-width="0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253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stroke="dash" draw:stroke-dash="Ultrafine_20_Dashed" svg:stroke-width="0.028cm" svg:stroke-color="#000000" draw:marker-start-width="0.242cm" draw:marker-end-width="0.242cm" draw:fill="none" draw:textarea-horizontal-align="justify" draw:textarea-vertical-align="middle" draw:auto-grow-height="false" fo:min-height="0.957cm" fo:min-width="1.793cm" fo:padding-top="0.139cm" fo:padding-bottom="0.139cm" fo:padding-left="0.264cm" fo:padding-right="0.26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932cm" fo:min-width="1.284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fffcc" draw:textarea-horizontal-align="justify" draw:textarea-vertical-align="middle" draw:auto-grow-height="false" fo:min-height="0.254cm" fo:min-width="0cm" fo:padding-top="0.139cm" fo:padding-bottom="0.139cm" fo:padding-left="0.264cm" fo:padding-right="0.264cm"/>
    </style:style>
    <style:style style:name="gr12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932cm" fo:min-width="1.283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254cm" fo:min-width="0cm" fo:padding-top="0.139cm" fo:padding-bottom="0.139cm" fo:padding-left="0.264cm" fo:padding-right="0.264cm"/>
    </style:style>
    <style:style style:name="gr14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9999ff" draw:textarea-horizontal-align="justify" draw:textarea-vertical-align="middle" draw:auto-grow-height="false" fo:min-height="0.72cm" fo:min-width="1.035cm" fo:padding-top="0.139cm" fo:padding-bottom="0.139cm" fo:padding-left="0.264cm" fo:padding-right="0.264cm"/>
    </style:style>
    <style:style style:name="gr15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9999ff" draw:textarea-horizontal-align="justify" draw:textarea-vertical-align="middle" draw:auto-grow-height="false" fo:min-height="0.721cm" fo:min-width="1.035cm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fo:min-height="1.95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171cm" fo:min-width="1.951cm"/>
    </style:style>
    <style:style style:name="gr18" style:family="graphic" style:parent-style-name="standard">
      <style:graphic-properties draw:stroke="none" svg:stroke-color="#000000" draw:fill="none" draw:fill-color="#ffffff" fo:min-height="0.743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1.171cm" fo:min-width="1.952cm"/>
    </style:style>
    <style:style style:name="gr20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1.126cm" fo:min-width="2.0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ccffff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9999ff"/>
      <style:paragraph-properties fo:text-align="center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fo:color="#ffffff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943cm" svg:height="1.339cm" svg:x="4.639cm" svg:y="9.2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15cm" svg:height="1.615cm" svg:x="12.601cm" svg:y="6.798cm">
          <draw:text-box>
            <text:p><text:span text:style-name="T1">L</text:span><text:span text:style-name="T1">o</text:span><text:span text:style-name="T1">s</text:span><text:span text:style-name="T1">s</text:span></text:p>
          </draw:text-box>
        </draw:frame>
        <draw:g>
          <svg:title>TexMaths</svg:title>
          <svg:desc>32§display§f§svg§600§TRUE§</svg:desc>
          <draw:polygon draw:style-name="gr3" draw:text-style-name="P3" draw:layer="layout" svg:width="0.482cm" svg:height="0.685cm" svg:x="5.229cm" svg:y="9.471cm" svg:viewBox="0 0 483 686" draw:points="242,686 0,686 0,0 483,0 483,686">
            <text:p/>
          </draw:polygon>
          <draw:path draw:style-name="gr4" draw:text-style-name="P4" draw:layer="layout" svg:width="0.404cm" svg:height="0.704cm" svg:x="5.273cm" svg:y="9.46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5" draw:text-style-name="P5" xml:id="id1" draw:id="id1" draw:layer="layout" svg:width="0.691cm" svg:height="0.749cm" svg:x="5.178cm" svg:y="7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z§svg§600§TRUE§</svg:desc>
          <draw:polygon draw:style-name="gr3" draw:text-style-name="P3" draw:layer="layout" svg:width="0.256cm" svg:height="0.219cm" svg:x="5.407cm" svg:y="7.573cm" svg:viewBox="0 0 257 220" draw:points="129,220 0,220 0,0 257,0 257,220">
            <text:p/>
          </draw:polygon>
          <draw:path draw:style-name="gr4" draw:text-style-name="P4" draw:layer="layout" svg:width="0.215cm" svg:height="0.23cm" svg:x="5.428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connector draw:style-name="gr6" draw:text-style-name="P6" draw:layer="layout" svg:x1="5.524cm" svg:y1="8.066cm" svg:x2="5.53cm" svg:y2="9.069cm" draw:start-shape="id1" draw:start-glue-point="8" svg:d="M5524 8066v759h6v244" svg:viewBox="0 0 7 1004">
          <text:p/>
        </draw:connector>
        <draw:custom-shape draw:style-name="gr7" draw:text-style-name="P7" xml:id="id2" draw:id="id2" draw:layer="layout" svg:width="0.691cm" svg:height="0.751cm" svg:x="5.245cm" svg:y="11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a§svg§600§TRUE§</svg:desc>
          <draw:polygon draw:style-name="gr3" draw:text-style-name="P3" draw:layer="layout" svg:width="0.265cm" svg:height="0.219cm" svg:x="5.455cm" svg:y="11.898cm" svg:viewBox="0 0 266 220" draw:points="133,220 0,220 0,0 266,0 266,220">
            <text:p/>
          </draw:polygon>
          <draw:path draw:style-name="gr4" draw:text-style-name="P4" draw:layer="layout" svg:width="0.231cm" svg:height="0.23cm" svg:x="5.475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connector draw:style-name="gr6" draw:text-style-name="P6" draw:layer="layout" svg:x1="5.591cm" svg:y1="11.643cm" svg:x2="5.61cm" svg:y2="10.543cm" draw:start-shape="id2" draw:start-glue-point="4" draw:end-shape="id3" draw:end-glue-point="2" svg:d="M5591 11643v-550h19v-550" svg:viewBox="0 0 20 1101">
          <text:p/>
        </draw:connector>
        <draw:connector draw:style-name="gr6" draw:text-style-name="P6" draw:layer="layout" svg:x1="5.534cm" svg:y1="5.994cm" svg:x2="5.524cm" svg:y2="7.317cm" draw:end-shape="id1" draw:end-glue-point="4" svg:d="M5534 5994v404h-10v919" svg:viewBox="0 0 11 1324">
          <text:p/>
        </draw:connector>
        <draw:custom-shape draw:style-name="gr7" draw:text-style-name="P7" xml:id="id11" draw:id="id11" draw:layer="layout" svg:width="0.694cm" svg:height="0.749cm" svg:x="1.948cm" svg:y="9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s§svg§600§TRUE§</svg:desc>
          <draw:polygon draw:style-name="gr3" draw:text-style-name="P3" draw:layer="layout" svg:width="0.236cm" svg:height="0.219cm" svg:x="2.183cm" svg:y="9.753cm" svg:viewBox="0 0 237 220" draw:points="119,220 0,220 0,0 237,0 237,220">
            <text:p/>
          </draw:polygon>
          <draw:path draw:style-name="gr4" draw:text-style-name="P4" draw:layer="layout" svg:width="0.186cm" svg:height="0.23cm" svg:x="2.209cm" svg:y="9.746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8" draw:text-style-name="P6" xml:id="id4" draw:id="id4" draw:layer="layout" svg:width="2.453cm" svg:height="1.367cm" svg:x="1.062cm" svg:y="9.1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svg:x1="3.515cm" svg:y1="9.874cm" svg:x2="4.639cm" svg:y2="9.873cm" draw:start-shape="id4" draw:start-glue-point="1" draw:end-shape="id3" draw:end-glue-point="3" svg:d="M3515 9874h562v-1h562" svg:viewBox="0 0 1125 2">
          <text:p/>
        </draw:connector>
        <draw:connector draw:style-name="gr9" draw:text-style-name="P6" draw:layer="layout" svg:x1="6.582cm" svg:y1="9.873cm" svg:x2="8.247cm" svg:y2="9.89cm" draw:start-shape="id3" draw:start-glue-point="1" svg:d="M6582 9873h1090v17h575" svg:viewBox="0 0 1666 18">
          <text:p/>
        </draw:connector>
        <draw:custom-shape draw:style-name="gr10" draw:text-style-name="P1" xml:id="id7" draw:id="id7" draw:layer="layout" svg:width="1.942cm" svg:height="1.34cm" svg:x="12.652cm" svg:y="9.2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13.242cm" svg:y="9.472cm" svg:viewBox="0 0 483 686" draw:points="242,686 0,686 0,0 483,0 483,686">
            <text:p/>
          </draw:polygon>
          <draw:path draw:style-name="gr4" draw:text-style-name="P4" draw:layer="layout" svg:width="0.404cm" svg:height="0.704cm" svg:x="13.286cm" svg:y="9.461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1" draw:text-style-name="P5" xml:id="id5" draw:id="id5" draw:layer="layout" svg:width="0.69cm" svg:height="0.75cm" svg:x="13.193cm" svg:y="7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3.538cm" svg:y1="8.068cm" svg:x2="13.542cm" svg:y2="9.07cm" draw:start-shape="id5" draw:start-glue-point="8" svg:d="M13538 8068v759h4v243" svg:viewBox="0 0 5 1003">
          <text:p/>
        </draw:connector>
        <draw:custom-shape draw:style-name="gr7" draw:text-style-name="P7" xml:id="id6" draw:id="id6" draw:layer="layout" svg:width="0.69cm" svg:height="0.751cm" svg:x="13.259cm" svg:y="11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3.604cm" svg:y1="11.644cm" svg:x2="13.623cm" svg:y2="10.545cm" draw:start-shape="id6" draw:start-glue-point="4" draw:end-shape="id7" draw:end-glue-point="2" svg:d="M13604 11644v-549h19v-550" svg:viewBox="0 0 20 1100">
          <text:p/>
        </draw:connector>
        <draw:connector draw:style-name="gr6" draw:text-style-name="P6" draw:layer="layout" svg:x1="13.552cm" svg:y1="5.997cm" svg:x2="13.538cm" svg:y2="7.318cm" draw:end-shape="id5" draw:end-glue-point="4" svg:d="M13552 5997v404h-14v917" svg:viewBox="0 0 15 1322">
          <text:p/>
        </draw:connector>
        <draw:connector draw:style-name="gr9" draw:text-style-name="P6" draw:layer="layout" svg:x1="10.702cm" svg:y1="9.89cm" svg:x2="12.652cm" svg:y2="9.875cm" draw:end-shape="id7" draw:end-glue-point="3" svg:d="M10702 9890h718v-15h1232" svg:viewBox="0 0 1951 16">
          <text:p/>
        </draw:connector>
        <draw:connector draw:style-name="gr9" draw:text-style-name="P6" draw:layer="layout" svg:x1="14.594cm" svg:y1="9.875cm" svg:x2="16.261cm" svg:y2="9.891cm" draw:start-shape="id7" draw:start-glue-point="1" svg:d="M14594 9875h1092v16h575" svg:viewBox="0 0 1668 17">
          <text:p/>
        </draw:connector>
        <draw:custom-shape draw:style-name="gr12" draw:text-style-name="P1" xml:id="id10" draw:id="id10" draw:layer="layout" svg:width="1.941cm" svg:height="1.34cm" svg:x="20.383cm" svg:y="9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20.973cm" svg:y="9.474cm" svg:viewBox="0 0 483 686" draw:points="242,686 0,686 0,0 483,0 483,686">
            <text:p/>
          </draw:polygon>
          <draw:path draw:style-name="gr4" draw:text-style-name="P4" draw:layer="layout" svg:width="0.404cm" svg:height="0.704cm" svg:x="21.017cm" svg:y="9.46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1" draw:text-style-name="P5" xml:id="id8" draw:id="id8" draw:layer="layout" svg:width="0.69cm" svg:height="0.75cm" svg:x="20.924cm" svg:y="7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21.269cm" svg:y1="8.069cm" svg:x2="21.274cm" svg:y2="9.071cm" draw:start-shape="id8" draw:start-glue-point="8" svg:d="M21269 8069v759h5v243" svg:viewBox="0 0 6 1003">
          <text:p/>
        </draw:connector>
        <draw:custom-shape draw:style-name="gr7" draw:text-style-name="P7" xml:id="id9" draw:id="id9" draw:layer="layout" svg:width="0.691cm" svg:height="0.751cm" svg:x="20.989cm" svg:y="11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21.335cm" svg:y1="11.645cm" svg:x2="21.353cm" svg:y2="10.546cm" draw:start-shape="id9" draw:start-glue-point="4" draw:end-shape="id10" draw:end-glue-point="2" svg:d="M21335 11645v-549h18v-550" svg:viewBox="0 0 19 1100">
          <text:p/>
        </draw:connector>
        <draw:connector draw:style-name="gr6" draw:text-style-name="P6" draw:layer="layout" svg:x1="21.285cm" svg:y1="5.998cm" svg:x2="21.269cm" svg:y2="7.319cm" draw:end-shape="id8" draw:end-glue-point="4" svg:d="M21285 5998v404h-16v917" svg:viewBox="0 0 17 1322">
          <text:p/>
        </draw:connector>
        <draw:connector draw:style-name="gr9" draw:text-style-name="P6" draw:layer="layout" svg:x1="22.324cm" svg:y1="9.876cm" svg:x2="23.993cm" svg:y2="9.893cm" draw:start-shape="id10" draw:start-glue-point="1" svg:d="M22324 9876h1092v17h577" svg:viewBox="0 0 1670 18">
          <text:p/>
        </draw:connector>
        <draw:connector draw:style-name="gr9" draw:text-style-name="P6" draw:layer="layout" svg:x1="18.715cm" svg:y1="9.891cm" svg:x2="20.383cm" svg:y2="9.876cm" draw:end-shape="id10" draw:end-glue-point="3" svg:d="M18715 9891h576v-15h1092" svg:viewBox="0 0 1669 16">
          <text:p/>
        </draw:connector>
        <draw:custom-shape draw:style-name="gr13" draw:text-style-name="P7" xml:id="id15" draw:id="id15" draw:layer="layout" svg:width="0.694cm" svg:height="0.75cm" svg:x="9.227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9.447cm" svg:y="9.743cm" svg:viewBox="0 0 273 340" draw:points="136,340 0,340 0,0 273,0 273,340">
            <text:p/>
          </draw:polygon>
          <draw:path draw:style-name="gr4" draw:text-style-name="P4" draw:layer="layout" svg:width="0.168cm" svg:height="0.048cm" svg:x="9.509cm" svg:y="9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9.473cm" svg:y="9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8" draw:text-style-name="P6" xml:id="id17" draw:id="id17" draw:layer="layout" svg:width="2.453cm" svg:height="1.367cm" svg:x="8.34cm" svg:y="9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16" draw:id="id16" draw:layer="layout" svg:width="0.694cm" svg:height="0.75cm" svg:x="17.119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17.34cm" svg:y="9.743cm" svg:viewBox="0 0 273 340" draw:points="136,340 0,340 0,0 273,0 273,340">
            <text:p/>
          </draw:polygon>
          <draw:path draw:style-name="gr4" draw:text-style-name="P4" draw:layer="layout" svg:width="0.168cm" svg:height="0.048cm" svg:x="17.401cm" svg:y="9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7.365cm" svg:y="9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8" draw:text-style-name="P6" xml:id="id19" draw:id="id19" draw:layer="layout" svg:width="2.453cm" svg:height="1.367cm" svg:x="16.233cm" svg:y="9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0.694cm" svg:height="0.75cm" svg:x="24.909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25.13cm" svg:y="9.743cm" svg:viewBox="0 0 273 340" draw:points="136,340 0,340 0,0 273,0 273,340">
            <text:p/>
          </draw:polygon>
          <draw:path draw:style-name="gr4" draw:text-style-name="P4" draw:layer="layout" svg:width="0.168cm" svg:height="0.048cm" svg:x="25.191cm" svg:y="9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25.155cm" svg:y="9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8" draw:text-style-name="P6" xml:id="id21" draw:id="id21" draw:layer="layout" svg:width="2.453cm" svg:height="1.367cm" svg:x="24.023cm" svg:y="9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a§svg§600§TRUE§</svg:desc>
          <draw:polygon draw:style-name="gr3" draw:text-style-name="P3" draw:layer="layout" svg:width="0.265cm" svg:height="0.219cm" svg:x="13.451cm" svg:y="11.898cm" svg:viewBox="0 0 266 220" draw:points="133,220 0,220 0,0 266,0 266,220">
            <text:p/>
          </draw:polygon>
          <draw:path draw:style-name="gr4" draw:text-style-name="P4" draw:layer="layout" svg:width="0.231cm" svg:height="0.23cm" svg:x="13.471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g>
          <svg:title>TexMaths</svg:title>
          <svg:desc>14§display§a§svg§600§TRUE§</svg:desc>
          <draw:polygon draw:style-name="gr3" draw:text-style-name="P3" draw:layer="layout" svg:width="0.265cm" svg:height="0.219cm" svg:x="21.242cm" svg:y="11.898cm" svg:viewBox="0 0 266 220" draw:points="133,220 0,220 0,0 266,0 266,220">
            <text:p/>
          </draw:polygon>
          <draw:path draw:style-name="gr4" draw:text-style-name="P4" draw:layer="layout" svg:width="0.231cm" svg:height="0.23cm" svg:x="21.262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custom-shape draw:style-name="gr14" draw:text-style-name="P8" xml:id="id12" draw:id="id12" draw:layer="layout" svg:width="1.669cm" svg:height="1.104cm" svg:x="4.756cm" svg:y="13.4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pi_\psi§svg§600§TRUE§</svg:desc>
          <draw:polygon draw:style-name="gr3" draw:text-style-name="P3" draw:layer="layout" svg:width="0.781cm" svg:height="0.497cm" svg:x="5.249cm" svg:y="13.831cm" svg:viewBox="0 0 782 498" draw:points="390,498 0,498 0,0 782,0 782,498">
            <text:p/>
          </draw:polygon>
          <draw:path draw:style-name="gr4" draw:text-style-name="P4" draw:layer="layout" svg:width="0.377cm" svg:height="0.307cm" svg:x="5.267cm" svg:y="13.829cm" svg:viewBox="0 0 378 308" svg:d="M166 42h79c-23 102-29 132-29 179 0 10 0 30 6 54 8 29 13 33 25 33 14 0 28-12 28-25 0-4 0-6-4-16-20-50-20-95-20-115 0-37 4-75 12-110h79c10 0 36 0 36-26 0-16-16-16-28-16h-235c-14 0-42 0-71 34-26 25-44 59-44 61s0 8 8 8c6 0 8-2 12-8 33-53 75-53 89-53h39c-21 83-59 168-89 231-6 12-6 12-6 18 0 13 12 17 20 17 22 0 28-19 36-45 10-32 10-34 18-67z">
            <text:p/>
          </draw:path>
          <draw:path draw:style-name="gr4" draw:text-style-name="P4" draw:layer="layout" svg:width="0.327cm" svg:height="0.438cm" svg:x="5.667cm" svg:y="13.896cm" svg:viewBox="0 0 328 439" svg:d="M243 14c2-6 2-8 2-8 0-6-6-6-8-6-7 0-7 2-9 10l-80 320c-41-6-63-24-63-55 0-8 0-22 26-81 4-12 6-20 6-28 0-26-20-41-46-41-49 0-71 65-71 73s6 8 8 8c8 0 8-4 10-8 12-42 31-62 51-62 8 0 12 6 12 18s-4 20-8 36c-26 61-26 73-26 81 0 57 60 69 97 71-4 14-21 89-21 91 0 6 6 6 8 6 6 0 8-2 9-10l20-85c20 0 66 0 117-51 12-14 26-32 34-52 8-18 17-57 17-79 0-37-23-39-23-39-14 0-28 13-28 25 0 10 6 14 8 14 8 8 20 20 20 42 0 41-58 126-141 126z">
            <text:p/>
          </draw:path>
        </draw:g>
        <draw:connector draw:style-name="gr9" draw:text-style-name="P6" draw:layer="layout" svg:x1="2.295cm" svg:y1="10.252cm" svg:x2="4.756cm" svg:y2="14.016cm" draw:start-shape="id11" draw:start-glue-point="8" draw:end-shape="id12" draw:end-glue-point="3" svg:d="M2295 10252v3764h2461" svg:viewBox="0 0 2462 3765">
          <text:p/>
        </draw:connector>
        <draw:connector draw:style-name="gr9" draw:text-style-name="P6" draw:layer="layout" svg:x1="5.59cm" svg:y1="13.464cm" svg:x2="5.591cm" svg:y2="12.394cm" draw:start-shape="id12" draw:start-glue-point="0" draw:end-shape="id2" draw:end-glue-point="8" svg:d="M5590 13464v-535h1v-535" svg:viewBox="0 0 2 1071">
          <text:p/>
        </draw:connector>
        <draw:custom-shape draw:style-name="gr14" draw:text-style-name="P8" xml:id="id13" draw:id="id13" draw:layer="layout" svg:width="1.669cm" svg:height="1.104cm" svg:x="12.751cm" svg:y="13.4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svg:x1="13.585cm" svg:y1="13.472cm" svg:x2="13.585cm" svg:y2="12.402cm" draw:start-shape="id13" draw:start-glue-point="0" svg:d="M13585 13472v-1070" svg:viewBox="0 0 1 1071">
          <text:p/>
        </draw:connector>
        <draw:custom-shape draw:style-name="gr15" draw:text-style-name="P8" xml:id="id14" draw:id="id14" draw:layer="layout" svg:width="1.669cm" svg:height="1.105cm" svg:x="20.541cm" svg:y="13.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svg:x1="21.375cm" svg:y1="13.48cm" svg:x2="21.375cm" svg:y2="12.41cm" draw:start-shape="id14" draw:start-glue-point="0" svg:d="M21375 13480v-1070" svg:viewBox="0 0 1 1071">
          <text:p/>
        </draw:connector>
        <draw:connector draw:style-name="gr9" draw:text-style-name="P6" draw:layer="layout" svg:x1="9.574cm" svg:y1="10.303cm" svg:x2="12.751cm" svg:y2="14.024cm" draw:start-shape="id15" draw:start-glue-point="8" draw:end-shape="id13" draw:end-glue-point="3" svg:d="M9574 10303v3721h3177" svg:viewBox="0 0 3178 3722">
          <text:p/>
        </draw:connector>
        <draw:connector draw:style-name="gr9" draw:text-style-name="P6" draw:layer="layout" svg:x1="17.466cm" svg:y1="10.303cm" svg:x2="20.541cm" svg:y2="14.032cm" draw:start-shape="id16" draw:start-glue-point="8" draw:end-shape="id14" draw:end-glue-point="3" svg:d="M17466 10303v3729h3075" svg:viewBox="0 0 3076 3730">
          <text:p/>
        </draw:connector>
        <draw:g>
          <svg:title>TexMaths</svg:title>
          <svg:desc>14§display§z§svg§600§TRUE§</svg:desc>
          <draw:polygon draw:style-name="gr3" draw:text-style-name="P3" draw:layer="layout" svg:width="0.256cm" svg:height="0.219cm" svg:x="13.403cm" svg:y="7.573cm" svg:viewBox="0 0 257 220" draw:points="129,220 0,220 0,0 257,0 257,220">
            <text:p/>
          </draw:polygon>
          <draw:path draw:style-name="gr4" draw:text-style-name="P4" draw:layer="layout" svg:width="0.215cm" svg:height="0.23cm" svg:x="13.424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g>
          <svg:title>TexMaths</svg:title>
          <svg:desc>14§display§z§svg§600§TRUE§</svg:desc>
          <draw:polygon draw:style-name="gr3" draw:text-style-name="P3" draw:layer="layout" svg:width="0.256cm" svg:height="0.219cm" svg:x="21.053cm" svg:y="7.573cm" svg:viewBox="0 0 257 220" draw:points="129,220 0,220 0,0 257,0 257,220">
            <text:p/>
          </draw:polygon>
          <draw:path draw:style-name="gr4" draw:text-style-name="P4" draw:layer="layout" svg:width="0.215cm" svg:height="0.23cm" svg:x="21.075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frame draw:style-name="gr16" draw:text-style-name="P9" draw:layer="layout" svg:width="6.473cm" svg:height="2.2cm" svg:x="3.776cm" svg:y="15.21cm">
          <draw:text-box>
            <text:p><text:span text:style-name="T2">Stochastic policy network (optimized)</text:span></text:p>
          </draw:text-box>
        </draw:frame>
        <draw:custom-shape draw:style-name="gr17" draw:text-style-name="P10" xml:id="id18" draw:id="id18" draw:layer="layout" svg:width="2.603cm" svg:height="1.573cm" svg:x="8.271cm" svg:y="6.1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2.083cm" svg:height="0.993cm" svg:x="8.736cm" svg:y="6.453cm">
          <draw:text-box>
            <text:p><text:span text:style-name="T3">cost</text:span></text:p>
          </draw:text-box>
        </draw:frame>
        <draw:custom-shape draw:style-name="gr19" draw:text-style-name="P10" xml:id="id20" draw:id="id20" draw:layer="layout" svg:width="2.604cm" svg:height="1.573cm" svg:x="16.159cm" svg:y="6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2.083cm" svg:height="0.993cm" svg:x="16.624cm" svg:y="6.454cm">
          <draw:text-box>
            <text:p><text:span text:style-name="T3">cost</text:span></text:p>
          </draw:text-box>
        </draw:frame>
        <draw:custom-shape draw:style-name="gr17" draw:text-style-name="P10" xml:id="id22" draw:id="id22" draw:layer="layout" svg:width="2.603cm" svg:height="1.573cm" svg:x="23.943cm" svg:y="6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2.083cm" svg:height="0.993cm" svg:x="24.408cm" svg:y="6.455cm">
          <draw:text-box>
            <text:p><text:span text:style-name="T3">cost</text:span></text:p>
          </draw:text-box>
        </draw:frame>
        <draw:connector draw:style-name="gr9" draw:text-style-name="P6" draw:layer="layout" svg:x1="9.566cm" svg:y1="9.242cm" svg:x2="9.572cm" svg:y2="7.736cm" draw:start-shape="id17" draw:start-glue-point="0" draw:end-shape="id18" draw:end-glue-point="2" svg:d="M9566 9242v-760h6v-746" svg:viewBox="0 0 7 1507">
          <text:p/>
        </draw:connector>
        <draw:connector draw:style-name="gr9" draw:text-style-name="P6" draw:layer="layout" svg:x1="17.459cm" svg:y1="9.242cm" svg:x2="17.461cm" svg:y2="7.737cm" draw:start-shape="id19" draw:start-glue-point="0" draw:end-shape="id20" draw:end-glue-point="2" svg:d="M17459 9242v-760h2v-745" svg:viewBox="0 0 3 1506">
          <text:p/>
        </draw:connector>
        <draw:connector draw:style-name="gr9" draw:text-style-name="P6" draw:layer="layout" svg:x1="25.249cm" svg:y1="9.242cm" svg:x2="25.244cm" svg:y2="7.738cm" draw:start-shape="id21" draw:start-glue-point="0" draw:end-shape="id22" draw:end-glue-point="2" svg:d="M25249 9242v-759h-5v-745" svg:viewBox="0 0 6 1505">
          <text:p/>
        </draw:connector>
        <draw:g>
          <svg:title>TexMaths</svg:title>
          <svg:desc>14§display§\pi_\psi§svg§600§TRUE§</svg:desc>
          <draw:polygon draw:style-name="gr3" draw:text-style-name="P3" draw:layer="layout" svg:width="0.781cm" svg:height="0.497cm" svg:x="13.249cm" svg:y="13.832cm" svg:viewBox="0 0 782 498" draw:points="390,498 0,498 0,0 782,0 782,498">
            <text:p/>
          </draw:polygon>
          <draw:path draw:style-name="gr4" draw:text-style-name="P4" draw:layer="layout" svg:width="0.377cm" svg:height="0.307cm" svg:x="13.267cm" svg:y="13.83cm" svg:viewBox="0 0 378 308" svg:d="M166 42h79c-23 102-29 132-29 179 0 10 0 30 6 54 8 29 13 33 25 33 14 0 28-12 28-25 0-4 0-6-4-16-20-50-20-95-20-115 0-37 4-75 12-110h79c10 0 36 0 36-26 0-16-16-16-28-16h-235c-14 0-42 0-71 34-26 25-44 59-44 61s0 8 8 8c6 0 8-2 12-8 33-53 75-53 89-53h39c-21 83-59 168-89 231-6 12-6 12-6 18 0 13 12 17 20 17 22 0 28-19 36-45 10-32 10-34 18-67z">
            <text:p/>
          </draw:path>
          <draw:path draw:style-name="gr4" draw:text-style-name="P4" draw:layer="layout" svg:width="0.327cm" svg:height="0.438cm" svg:x="13.667cm" svg:y="13.897cm" svg:viewBox="0 0 328 439" svg:d="M243 14c2-6 2-8 2-8 0-6-6-6-8-6-7 0-7 2-9 10l-80 320c-41-6-63-24-63-55 0-8 0-22 26-81 4-12 6-20 6-28 0-26-20-41-46-41-49 0-71 65-71 73s6 8 8 8c8 0 8-4 10-8 12-42 31-62 51-62 8 0 12 6 12 18s-4 20-8 36c-26 61-26 73-26 81 0 57 60 69 97 71-4 14-21 89-21 91 0 6 6 6 8 6 6 0 8-2 9-10l20-85c20 0 66 0 117-51 12-14 26-32 34-52 8-18 17-57 17-79 0-37-23-39-23-39-14 0-28 13-28 25 0 10 6 14 8 14 8 8 20 20 20 42 0 41-58 126-141 126z">
            <text:p/>
          </draw:path>
        </draw:g>
        <draw:g>
          <svg:title>TexMaths</svg:title>
          <svg:desc>14§display§\pi_\psi§svg§600§TRUE§</svg:desc>
          <draw:polygon draw:style-name="gr3" draw:text-style-name="P3" draw:layer="layout" svg:width="0.781cm" svg:height="0.497cm" svg:x="21.05cm" svg:y="13.832cm" svg:viewBox="0 0 782 498" draw:points="390,498 0,498 0,0 782,0 782,498">
            <text:p/>
          </draw:polygon>
          <draw:path draw:style-name="gr4" draw:text-style-name="P4" draw:layer="layout" svg:width="0.377cm" svg:height="0.307cm" svg:x="21.068cm" svg:y="13.83cm" svg:viewBox="0 0 378 308" svg:d="M166 42h79c-23 102-29 132-29 179 0 10 0 30 6 54 8 29 13 33 25 33 14 0 28-12 28-25 0-4 0-6-4-16-20-50-20-95-20-115 0-37 4-75 12-110h79c10 0 36 0 36-26 0-16-16-16-28-16h-235c-14 0-42 0-71 34-26 25-44 59-44 61s0 8 8 8c6 0 8-2 12-8 33-53 75-53 89-53h39c-21 83-59 168-89 231-6 12-6 12-6 18 0 13 12 17 20 17 22 0 28-19 36-45 10-32 10-34 18-67z">
            <text:p/>
          </draw:path>
          <draw:path draw:style-name="gr4" draw:text-style-name="P4" draw:layer="layout" svg:width="0.327cm" svg:height="0.438cm" svg:x="21.468cm" svg:y="13.897cm" svg:viewBox="0 0 328 439" svg:d="M243 14c2-6 2-8 2-8 0-6-6-6-8-6-7 0-7 2-9 10l-80 320c-41-6-63-24-63-55 0-8 0-22 26-81 4-12 6-20 6-28 0-26-20-41-46-41-49 0-71 65-71 73s6 8 8 8c8 0 8-4 10-8 12-42 31-62 51-62 8 0 12 6 12 18s-4 20-8 36c-26 61-26 73-26 81 0 57 60 69 97 71-4 14-21 89-21 91 0 6 6 6 8 6 6 0 8-2 9-10l20-85c20 0 66 0 117-51 12-14 26-32 34-52 8-18 17-57 17-79 0-37-23-39-23-39-14 0-28 13-28 25 0 10 6 14 8 14 8 8 20 20 20 42 0 41-58 126-141 126z">
            <text:p/>
          </draw:path>
        </draw:g>
        <draw:custom-shape draw:style-name="gr20" draw:text-style-name="P12" draw:layer="layout" svg:width="2.667cm" svg:height="1.524cm" svg:x="4.175cm" svg:y="4.4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layout" svg:width="2.542cm" svg:height="0.962cm" svg:x="4.329cm" svg:y="4.71cm">
          <draw:text-box>
            <text:p>sample</text:p>
          </draw:text-box>
        </draw:frame>
        <draw:custom-shape draw:style-name="gr20" draw:text-style-name="P12" draw:layer="layout" svg:width="2.667cm" svg:height="1.524cm" svg:x="12.174cm" svg:y="4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layout" svg:width="2.542cm" svg:height="0.962cm" svg:x="12.328cm" svg:y="4.711cm">
          <draw:text-box>
            <text:p>sample</text:p>
          </draw:text-box>
        </draw:frame>
        <draw:custom-shape draw:style-name="gr20" draw:text-style-name="P12" draw:layer="layout" svg:width="2.667cm" svg:height="1.524cm" svg:x="19.973cm" svg:y="4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layout" svg:width="2.542cm" svg:height="0.962cm" svg:x="20.127cm" svg:y="4.712cm">
          <draw:text-box>
            <text:p>samp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43:49.591562809</meta:creation-date>
    <dc:date>2018-08-31T14:28:59.962092190</dc:date>
    <meta:editing-duration>P1DT5H43M7S</meta:editing-duration>
    <meta:editing-cycles>24</meta:editing-cycles>
    <meta:generator>LibreOffice/5.1.6.2$Linux_X86_64 LibreOffice_project/10m0$Build-2</meta:generator>
    <meta:document-statistic meta:object-count="112"/>
  </office:meta>
</office:document-meta>
</file>